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3">
      <style:text-properties fo:language="en" fo:country="US"/>
    </style:style>
    <style:style style:name="P3" style:family="paragraph" style:parent-style-name="Standard">
      <style:text-properties fo:language="en" fo:country="US"/>
    </style:style>
    <style:style style:name="P4" style:family="paragraph" style:parent-style-name="Text_20_body">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a1b97"/>
    </style:style>
    <style:style style:name="T4" style:family="text">
      <style:text-properties officeooo:rsid="000b6a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text:h>
      <text:p text:style-name="P3">Hello everyone. Today, I want us to reflect on a statistic that, to me, is as surprising as it is concerning. Research suggests that frequent use of social media and digital devices can rewire our brain's reward pathways in a chilling way, producing effects similar to substance dependence </text:p>
      <text:p text:style-name="P3"/>
      <text:h text:style-name="Heading_20_1" text:outline-level="1">2. </text:h>
      <text:p text:style-name="P3">Think about that for a moment. Our phones, our apps, those games that hook us… Are they simply tools, or have they become something more? In recent years, the amount of time we can concentrate has <text:span text:style-name="T4">dropped down</text:span> dramatically: from 2.5 minutes to barely 47 seconds. Yes, you heard that right. And this decline in attention has been directly correlated with smartphone use and the advent of social media.</text:p>
      <text:p text:style-name="P3"/>
      <text:p text:style-name="P3">This is no coincidence. The truth is, modern digital platforms—from apps and social media to video games—are deliberately designed to exploit our dopamine-driven reward system. They are ecosystems intentionally created to capture and maintain our attention, maximizing screen time and deepening the activation of our brain's reward centers.</text:p>
      <text:p text:style-name="P3"/>
      <text:p text:style-name="P3">My goal today is to unveil how this 'dopamine trap' works. We'll explore the psychological mechanisms these platforms employ, analyze their profound impact on our mental and cognitive well-being, and, most importantly, I'll provide you with actionable strategies to regain control over your own attention and autonomy.</text:p>
      <text:p text:style-name="P3"/>
      <text:h text:style-name="Heading_20_1" text:outline-level="1">3. </text:h>
      <text:p text:style-name="P3">First, let's understand the tactics these platforms use to get under our skin. One of the pillars of this design is the <text:span text:style-name="T1">variable reward schedule</text:span>. Just as a slot machine keeps you hooked with unpredictable rewards, social media does it with the uncertainty of when the next 'like' or comment will arrive. That unpredictability keeps us constantly checking, waiting for that small dopamine hit.</text:p>
      <text:p text:style-name="P3"/>
      <text:p text:style-name="P3">This leads us directly to what are known as <text:span text:style-name="T1">'compulsion loops'</text:span>. It’s a three-part cycle: a <text:span text:style-name="T1">trigger</text:span> (perhaps a notification) prompts an <text:span text:style-name="T1">action</text:span> (checking your phone), which leads to a <text:span text:style-name="T1">reward</text:span> (a 'like' or a new message), and that reward entices you to repeat the cycle again and again. These loops are as addictive as drugs, junk food, or gambling because they give us an instant dopamine 'rush.'</text:p>
      <text:p text:style-name="P3"/>
      <text:p text:style-name="P3">Now, how is this trap perfected? This is where <text:span text:style-name="T1">artificial intelligence and algorithms</text:span> come into play. Social media platforms, from Instagram to TikTok, are designed with AI-powered algorithms that personalize content and enhance user engagement by continuously tailoring feeds to individual preferences. What we see isn't random; it's a deliberate orchestration. These adaptive algorithms have a single goal: <text:span text:style-name="T2">to maximize our screen time</text:span>.</text:p>
      <text:p text:style-name="P3"/>
      <text:h text:style-name="Heading_20_1" text:outline-level="1"><text:soft-page-break/>4. </text:h>
      <text:p text:style-name="P3">Think about it: every 'like,' every comment, every view we receive is a small dopamine release, a 'dopamine hit,' as Sean Parker, Facebook’s founding president, described it. He admitted with unprecedented candor that the social network was founded not to connect us, but to distract us—to 'consume as much of your conscious time and attention as possible' by exploiting a 'vulnerability in human psychology.' It's not an accident; it's by design.</text:p>
      <text:p text:style-name="P3"/>
      <text:p text:style-name="P3">Experts, like Ramsay Brown, co-founder of Dopamine Labs, even call dopamine the 'fun molecule,' recognizing how tech companies understand what triggers these dopamine spikes in the brain. They use a <text:span text:style-name="T1">variable reward schedule</text:span>, similar to slot machines, where the uncertainty of when the next reward will arrive keeps us compulsively checking. It’s this unpredictability that keeps us hooked, waiting for that next 'ping' of social affirmation.</text:p>
      <text:p text:style-name="P3"/>
      <text:p text:style-name="P3">But these tactics don’t just steal our time; they are reshaping our minds and brains. Frequent engagement with social media alters dopamine pathways, fostering a dependence analogous to substance addiction. Emily Hemendinger, an assistant professor of psychiatry, explains that our brain's response to the constant stimulation from our phones can be compared to drug addiction, creating this dependence. Overstimulation causes our brain to start down-regulating its own dopamine production and transmission, trying to get back to baseline.</text:p>
      <text:p text:style-name="P3"/>
      <text:p text:style-name="P3">The result? A <text:span text:style-name="T1">dopamine deficit</text:span> that can manifest in feelings of depression, anxiety, low motivation, and low energy. It's ironic, isn't it? We keep checking our phones, not to feel good or happy, but simply to feel 'normal.' It’s an addictive cycle, providing an instant dopamine rush, similar to drugs, chocolate, or our favorite song.</text:p>
      <text:p text:style-name="P3"/>
      <text:h text:style-name="Heading_20_1" text:outline-level="1">5. </text:h>
      <text:p text:style-name="P3">This constant bombardment of stimuli also has a pernicious effect on our ability to concentrate. Research suggests a <text:span text:style-name="T1">decrease in attention span</text:span>, with people less likely to be mindful when on their phones. The constant multitasking driven by technology, jumping from one app to another, makes it difficult to sustain attention and think deeply. This doesn't just impact our productivity. It also plunges us into a cycle of <text:span text:style-name="T1">social comparison</text:span>, where the pressure to present a perfect online image and the curated nature of feeds lead to unrealistic comparisons and feelings of inadequacy. The omnipresent <text:span text:style-name="T1">Fear of Missing Out, or FOMO</text:span>, fueled by constant updates, generates a persistent anxiety to remain connected. Ironically, the very tools designed to connect us can leave us feeling more alone.</text:p>
      <text:p text:style-name="P3"/>
      <text:p text:style-name="P3">But this story isn't all gloom and doom; <text:span text:style-name="T1">change is within our grasp</text:span>. It's time to reclaim control of our attention and autonomy</text:p>
      <text:p text:style-name="P3"/>
      <text:h text:style-name="P1" text:outline-level="1">6. </text:h>
      <text:h text:style-name="P2" text:outline-level="3">Personal Strategies for Reclaiming Control</text:h>
      <text:p text:style-name="P4">First, let's consider personal strategies. One trend that has gained traction is <text:span text:style-name="T1">"dopamine re-calibration" or "digital detox"</text:span>. It's important to understand that this concept, while popularized on social media, has a basis in cognitive behavioral therapy. It's not about eliminating dopamine from our brains—because you can't, it's a natural neurotransmitter essential for motivation and learning —but about giving our brains a break from constant over-stimulation and potentially addictive activities.</text:p>
      <text:p text:style-name="P4">The idea is to <text:span text:style-name="T1">reset our reward sensitivity</text:span> and find satisfaction again in everyday activities. This is achieved by taking temporary breaks from screens, which can range from 24 or 72 hours without devices, to simply setting intentional limits. Make your meals phone-free zones, establish screen-free hours before bed to improve sleep quality, and turn off those annoying push notifications that compulsively prompt us to check our phones. Replace screen time with meaningful, offline activities, like reading, pursuing a hobby, or, most importantly, <text:span text:style-name="T1">face-to-face interactions</text:span> with loved ones</text:p>
      <text:p text:style-name="P3"/>
      <text:h text:style-name="Heading_20_1" text:outline-level="1">7. </text:h>
      <text:h text:style-name="P2" text:outline-level="3">Advocating for Societal Change</text:h>
      <text:p text:style-name="P4">But it's not just about individual choices; we also need <text:span text:style-name="T1">change at a societal level</text:span>. This involves advocating for <text:span text:style-name="T1">ethical design in technology</text:span>. Platforms must prioritize user well-being over screen time and profits. They need to be more transparent about how their algorithms work and how our data is used. Let's support companies that seek to create more humane technology and foster a culture that values authentic connections and healthy digital boundaries.</text:p>
      <text:h text:style-name="Heading_20_1" text:outline-level="1">8.</text:h>
      <text:h text:style-name="P2" text:outline-level="3"><text:span text:style-name="T3">C</text:span>onclusion</text:h>
      <text:p text:style-name="P4">In summary, today we've explored how the intentional design of digital platforms hijacks our reward systems. We've seen its profound impact on our minds, our attention, and our overall well-being . But, most importantly, I've provided you with tools and the hope that <text:span text:style-name="T1">we can regain control.</text:span></text:p>
      <text:p text:style-name="P4">My call to action is simple: <text:span text:style-name="T1">conduct your own "digital audit"</text:span>. How are you using your devices? Are they serving you, or are they controlling you? Commit to setting a boundary, a tech-free zone, or try a short digital detox to re-calibrate your relationship with technology</text:p>
      <text:p text:style-name="P4">Let's remember: technology is neither inherently good nor bad; it's a tool, and its impact depends on how we use it. By understanding the science behind our online behaviors, we can make more informed choices so that technology enhances our lives, rather than controls them. In the end, the most meaningful connections and experiences often happen when we look up from our screens and engage with the world around us. It's a personal and collective move towards a more human digital fu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1T07:38:37.415989486</meta:creation-date>
    <dc:date>2025-07-21T08:57:45.057108740</dc:date>
    <meta:editing-duration>PT15M27S</meta:editing-duration>
    <meta:editing-cycles>1</meta:editing-cycles>
    <meta:document-statistic meta:table-count="0" meta:image-count="0" meta:object-count="0" meta:page-count="3" meta:paragraph-count="30" meta:word-count="1251" meta:character-count="7964" meta:non-whitespace-character-count="6739"/>
    <meta:generator>LibreOffice/24.2.7.2$Linux_X86_64 LibreOffice_project/420$Build-2</meta:generator>
  </office:meta>
</office:document-meta>
</file>